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808080"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ext-properties fo:color="#808080" style:font-name="DejaVu Sans Mono" style:font-name-asian="DejaVu Sans Mono" style:font-name-complex="DejaVu Sans Mono" fo:font-size="9pt" style:font-size-asian="9pt" style:font-size-complex="9pt" fo:font-style="italic" style:font-style-asian="italic" style:font-style-complex="italic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Kì thi Học kì 1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.f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subjec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020701" table:style-name="ce1">
            <text:p>17020701</text:p>
          </table:table-cell>
          <table:table-cell office:value-type="string" table:style-name="ce2">
            <text:p>INT 3305 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020702" table:style-name="ce1">
            <text:p>17020702</text:p>
          </table:table-cell>
          <table:table-cell office:value-type="string" table:style-name="ce3">
            <text:p>INT 330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020703" table:style-name="ce1">
            <text:p>17020703</text:p>
          </table:table-cell>
          <table:table-cell office:value-type="string" table:style-name="ce3">
            <text:p>INT 330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020704" table:style-name="ce1">
            <text:p>17020704</text:p>
          </table:table-cell>
          <table:table-cell office:value-type="string" table:style-name="ce3">
            <text:p>INT 330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020705" table:style-name="ce1">
            <text:p>17020705</text:p>
          </table:table-cell>
          <table:table-cell office:value-type="string" table:style-name="ce3">
            <text:p>INT 331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020706" table:style-name="ce1">
            <text:p>17020706</text:p>
          </table:table-cell>
          <table:table-cell office:value-type="string" table:style-name="ce3">
            <text:p>INT 331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020707" table:style-name="ce1">
            <text:p>17020707</text:p>
          </table:table-cell>
          <table:table-cell office:value-type="string" table:style-name="ce3">
            <text:p>INT 3312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DejaVu Sans Mono" svg:font-family="&quot;DejaVu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I</dc:creator>
    <meta:creation-date>2019-12-06T20:59:30Z</meta:creation-date>
    <dc:date>2020-01-01T06:07:31Z</dc:date>
    <meta:editing-cycles>3</meta:editing-cycles>
    <meta:editing-duration>PT991S</meta:editing-duration>
  </office:meta>
</office:document-meta>
</file>